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1">
  <office:automatic-styles/>
  <office:body>
    <office:spreadsheet>
      <table:table table:name="Solicitudes">
        <table:table-row>
          <table:table-cell>
            <text:p>32323232</text:p>
          </table:table-cell>
          <table:table-cell>
            <text:p>0</text:p>
          </table:table-cell>
          <table:table-cell>
            <text:p>Archivo Definitivo</text:p>
          </table:table-cell>
          <table:table-cell>
            <text:p>rafa</text:p>
          </table:table-cell>
          <table:table-cell>
            <text:p>2014-05-07</text:p>
          </table:table-cell>
        </table:table-row>
        <table:table-row>
          <table:table-cell>
            <text:p>2151501</text:p>
          </table:table-cell>
          <table:table-cell>
            <text:p>0</text:p>
          </table:table-cell>
          <table:table-cell>
            <text:p>Sala Archivo</text:p>
          </table:table-cell>
          <table:table-cell>
            <text:p>rafa</text:p>
          </table:table-cell>
          <table:table-cell>
            <text:p>2014-05-07</text:p>
          </table:table-cell>
        </table:table-row>
        <table:table-row>
          <table:table-cell>
            <text:p>184848484</text:p>
          </table:table-cell>
          <table:table-cell>
            <text:p>0</text:p>
          </table:table-cell>
          <table:table-cell>
            <text:p>Sala Archivo</text:p>
          </table:table-cell>
          <table:table-cell>
            <text:p>rafa</text:p>
          </table:table-cell>
          <table:table-cell>
            <text:p>2014-05-07</text:p>
          </table:table-cell>
        </table:table-row>
        <table:table-row>
          <table:table-cell>
            <text:p>151515151</text:p>
          </table:table-cell>
          <table:table-cell>
            <text:p>0</text:p>
          </table:table-cell>
          <table:table-cell>
            <text:p>Sala Archivo</text:p>
          </table:table-cell>
          <table:table-cell>
            <text:p>rafa</text:p>
          </table:table-cell>
          <table:table-cell>
            <text:p>2014-05-07</text:p>
          </table:table-cell>
        </table:table-row>
        <table:table-row>
          <table:table-cell>
            <text:p>121212121</text:p>
          </table:table-cell>
          <table:table-cell>
            <text:p>0</text:p>
          </table:table-cell>
          <table:table-cell>
            <text:p>Sala Archivo</text:p>
          </table:table-cell>
          <table:table-cell>
            <text:p>rafa</text:p>
          </table:table-cell>
          <table:table-cell>
            <text:p>2014-05-07</text:p>
          </table:table-cell>
        </table:table-row>
        <table:table-row>
          <table:table-cell>
            <text:p>89898989898</text:p>
          </table:table-cell>
          <table:table-cell>
            <text:p>12</text:p>
          </table:table-cell>
          <table:table-cell>
            <text:p/>
          </table:table-cell>
          <table:table-cell>
            <text:p>rafa</text:p>
          </table:table-cell>
          <table:table-cell>
            <text:p>2014-05-07</text:p>
          </table:table-cell>
        </table:table-row>
        <table:table-row>
          <table:table-cell>
            <text:p>7878787878</text:p>
          </table:table-cell>
          <table:table-cell>
            <text:p>89</text:p>
          </table:table-cell>
          <table:table-cell>
            <text:p/>
          </table:table-cell>
          <table:table-cell>
            <text:p>rafa</text:p>
          </table:table-cell>
          <table:table-cell>
            <text:p>2014-05-07</text:p>
          </table:table-cell>
        </table:table-row>
        <table:table-row>
          <table:table-cell>
            <text:p>15151515</text:p>
          </table:table-cell>
          <table:table-cell>
            <text:p>256</text:p>
          </table:table-cell>
          <table:table-cell>
            <text:p/>
          </table:table-cell>
          <table:table-cell>
            <text:p>rafa</text:p>
          </table:table-cell>
          <table:table-cell>
            <text:p>2014-05-07</text:p>
          </table:table-cell>
        </table:table-row>
        <table:table-row>
          <table:table-cell>
            <text:p>1515487</text:p>
          </table:table-cell>
          <table:table-cell>
            <text:p>256</text:p>
          </table:table-cell>
          <table:table-cell>
            <text:p/>
          </table:table-cell>
          <table:table-cell>
            <text:p>rafa</text:p>
          </table:table-cell>
          <table:table-cell>
            <text:p>2014-05-07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1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